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gr1" style:family="graphic">
      <style:graphic-properties draw:fill-color="#ffffff" draw:textarea-horizontal-align="justify" draw:textarea-vertical-align="middle" draw:auto-grow-height="false" fo:min-height="1cm" fo:min-width="3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898cm" fo:min-width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898cm" fo:min-width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221cm" fo:min-width="2.9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Reversed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cm" fo:min-width="4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0" draw:name="Shape1" draw:style-name="gr1" draw:text-style-name="P1" svg:width="3.151cm" svg:height="1.001cm" svg:x="0.062cm" svg:y="0.568cm"><text:p><text:s text:c="4"/>GUI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" svg:width="3.694cm" svg:height="0.994cm" svg:x="1.219cm" svg:y="4.15cm"><text:p><text:s/>Entry cre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2" draw:text-style-name="P1" svg:width="3.694cm" svg:height="0.994cm" svg:x="1.136cm" svg:y="5.528cm"><text:p><text:s/>Label <text:s/>cre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3" draw:text-style-name="P1" svg:width="3.114cm" svg:height="0.994cm" svg:x="5.768cm" svg:y="2.607cm"><text:p><text:s/>Accept inp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1" draw:text-style-name="P1" svg:width="3.151cm" svg:height="1.001cm" svg:x="9.571cm" svg:y="2.581cm"><text:p><text:s/>Functions</text:p><draw:enhanced-geometry svg:viewBox="0 0 21600 21600" draw:type="rectangle" draw:enhanced-path="M 0 0 L 21600 0 21600 21600 0 21600 0 0 Z N"/></draw:custom-shape><draw:custom-shape text:anchor-type="paragraph" draw:z-index="5" draw:name="Shape2" draw:style-name="gr4" draw:text-style-name="P1" svg:width="3.114cm" svg:height="1.352cm" svg:x="10.619cm" svg:y="4.068cm"><text:p><text:s/>calculate()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2" draw:text-style-name="P1" svg:width="3.694cm" svg:height="0.994cm" svg:x="1.136cm" svg:y="2.716cm"><text:p><text:s/>Window cre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Shape3" draw:style-name="gr5" draw:text-style-name="P2" svg:x1="0.286cm" svg:y1="1.568cm" svg:x2="0.231cm" svg:y2="6.052cm"><text:p/></draw:line><draw:line text:anchor-type="paragraph" draw:z-index="8" draw:name="Shape4" draw:style-name="gr5" draw:text-style-name="P2" svg:x1="0.231cm" svg:y1="6.024cm" svg:x2="1.136cm" svg:y2="6.024cm"><text:p/></draw:line><draw:line text:anchor-type="paragraph" draw:z-index="9" draw:name="Shape4" draw:style-name="gr5" draw:text-style-name="P2" svg:x1="0.231cm" svg:y1="4.701cm" svg:x2="1.219cm" svg:y2="4.701cm"><text:p/></draw:line><draw:line text:anchor-type="paragraph" draw:z-index="10" draw:name="Shape4" draw:style-name="gr5" draw:text-style-name="P2" svg:x1="0.231cm" svg:y1="3.24cm" svg:x2="1.136cm" svg:y2="3.24cm"><text:p/></draw:line><draw:line text:anchor-type="paragraph" draw:z-index="11" draw:name="Shape5" draw:style-name="gr6" draw:text-style-name="P2" svg:x1="3.212cm" svg:y1="1.035cm" svg:x2="7.038cm" svg:y2="2.607cm"><text:p/></draw:line><draw:line text:anchor-type="paragraph" draw:z-index="12" draw:name="Shape6" draw:style-name="gr6" draw:text-style-name="P2" svg:x1="8.881cm" svg:y1="3.131cm" svg:x2="9.571cm" svg:y2="3.131cm"><text:p/></draw:line><draw:line text:anchor-type="paragraph" draw:z-index="13" draw:name="Shape7" draw:style-name="gr6" draw:text-style-name="P2" svg:x1="9.795cm" svg:y1="3.581cm" svg:x2="10.619cm" svg:y2="4.784cm"><text:p/></draw:line><draw:line text:anchor-type="paragraph" draw:z-index="14" draw:name="Shape8" draw:style-name="gr6" draw:text-style-name="P2" svg:x1="13.268cm" svg:y1="4.068cm" svg:x2="11.834cm" svg:y2="3.581cm"><text:p/></draw:line><draw:path text:anchor-type="paragraph" draw:z-index="15" draw:name="Shape9" draw:style-name="gr7" draw:text-style-name="P2" svg:width="2.249cm" svg:height="2.137cm" draw:transform="rotate (2.37644030951548) translate (9.47138272697086cm 4.12237228082135cm)" svg:viewBox="0 0 2250 2138" svg:d="M0 2138c2827-1 2188-2138 2188-2138"><text:p/></draw:path><draw:line text:anchor-type="paragraph" draw:z-index="16" draw:name="Shape6" draw:style-name="gr6" draw:text-style-name="P2" svg:x1="7.172cm" svg:y1="3.6cm" svg:x2="7.146cm" svg:y2="5.419cm"><text:p/></draw:line><draw:custom-shape text:anchor-type="paragraph" draw:z-index="17" draw:name="Shape1" draw:style-name="gr8" draw:text-style-name="P1" svg:width="4.769cm" svg:height="1.001cm" svg:x="5.271cm" svg:y="5.39cm"><text:p><text:s text:c="4"/>Total amount computed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eversed_20_Arrow" draw:display-name="Reversed Arrow" svg:viewBox="0 0 20 30" svg:d="M10 30l-10-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4:03:39.173811152</meta:creation-date>
    <dc:date>2021-12-14T14:43:25.883600624</dc:date>
    <meta:editing-duration>PT13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